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6" office:value-type="string" calcext:value-type="string">
            <text:p>Pepperoncini Pyramid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/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  <table:table-row table:style-name="ro1">
          <table:table-cell office:value-type="string" calcext:value-type="string">
            <text:p>Background &amp; fore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8:43:33.32013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2-03T18:45:35.352068461</dc:date>
    <meta:editing-duration>PT13H41M17S</meta:editing-duration>
    <meta:editing-cycles>127</meta:editing-cycles>
    <meta:generator>LibreOffice/5.1.6.2$Linux_X86_64 LibreOffice_project/10m0$Build-2</meta:generator>
    <meta:document-statistic meta:table-count="2" meta:cell-count="152" meta:object-count="0"/>
  </office:meta>
</office:document-meta>
</file>